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99.04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78.6pt"/>
    </style:style>
    <style:style style:name="co7" style:family="table-column">
      <style:table-column-properties fo:break-before="auto" style:column-width="114.29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54.71pt"/>
    </style:style>
    <style:style style:name="co11" style:family="table-column">
      <style:table-column-properties fo:break-before="auto" style:column-width="60.75pt"/>
    </style:style>
    <style:style style:name="co12" style:family="table-column">
      <style:table-column-properties fo:break-before="auto" style:column-width="68.14pt"/>
    </style:style>
    <style:style style:name="co13" style:family="table-column">
      <style:table-column-properties fo:break-before="auto" style:column-width="66.61pt"/>
    </style:style>
    <style:style style:name="co14" style:family="table-column">
      <style:table-column-properties fo:break-before="auto" style:column-width="72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89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gmt_data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8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number-columns-repeated="3" table:default-cell-style-name="Default"/>
        <table:table-column table:style-name="co11" table:number-columns-repeated="3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4" table:default-cell-style-name="Default"/>
        <table:table-row table:style-name="ro1">
          <table:table-cell office:value-type="string" calcext:value-type="string">
            <text:p>act_f1</text:p>
          </table:table-cell>
          <table:table-cell office:value-type="string" calcext:value-type="string">
            <text:p>act_f2</text:p>
          </table:table-cell>
          <table:table-cell office:value-type="string" calcext:value-type="string">
            <text:p>act_f3</text:p>
          </table:table-cell>
          <table:table-cell office:value-type="string" calcext:value-type="string">
            <text:p>act_m1</text:p>
          </table:table-cell>
          <table:table-cell office:value-type="string" calcext:value-type="string">
            <text:p>act_m2</text:p>
          </table:table-cell>
          <table:table-cell office:value-type="string" calcext:value-type="string">
            <text:p>act_m3</text:p>
          </table:table-cell>
          <table:table-cell office:value-type="string" calcext:value-type="string">
            <text:p>act_lev1</text:p>
          </table:table-cell>
          <table:table-cell office:value-type="string" calcext:value-type="string">
            <text:p>act_lev2</text:p>
          </table:table-cell>
          <table:table-cell office:value-type="string" calcext:value-type="string">
            <text:p>act_lev3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act_pchf</text:p>
          </table:table-cell>
          <table:table-cell office:value-type="string" calcext:value-type="string">
            <text:p>act_m</text:p>
          </table:table-cell>
          <table:table-cell office:value-type="string" calcext:value-type="string">
            <text:p>act_pchm</text:p>
          </table:table-cell>
          <table:table-cell office:value-type="string" calcext:value-type="string">
            <text:p>act_fpct</text:p>
          </table:table-cell>
          <table:table-cell office:value-type="string" calcext:value-type="string">
            <text:p>act_fpct1</text:p>
          </table:table-cell>
          <table:table-cell office:value-type="string" calcext:value-type="string">
            <text:p>act_fpct2</text:p>
          </table:table-cell>
          <table:table-cell office:value-type="string" calcext:value-type="string">
            <text:p>act_fpct3</text:p>
          </table:table-cell>
          <table:table-cell office:value-type="string" calcext:value-type="string">
            <text:p>act_deptn</text:p>
          </table:table-cell>
          <table:table-cell office:value-type="string" calcext:value-type="string">
            <text:p>act_ch_deptn</text:p>
          </table:table-cell>
          <table:table-cell office:value-type="string" calcext:value-type="string">
            <text:p>act_pch_deptn</text:p>
          </table:table-cell>
          <table:table-cell office:value-type="string" calcext:value-type="string">
            <text:p>act_mvg2_deptn</text:p>
          </table:table-cell>
          <table:table-cell office:value-type="string" calcext:value-type="string">
            <text:p>act_mvg3_deptn</text:p>
          </table:table-cell>
          <table:table-cell office:value-type="string" calcext:value-type="string">
            <text:p>act_fattr1</text:p>
          </table:table-cell>
          <table:table-cell office:value-type="string" calcext:value-type="string">
            <text:p>act_fattr2</text:p>
          </table:table-cell>
          <table:table-cell office:value-type="string" calcext:value-type="string">
            <text:p>act_fattr3</text:p>
          </table:table-cell>
          <table:table-cell office:value-type="string" calcext:value-type="string">
            <text:p>act_fattr</text:p>
          </table:table-cell>
          <table:table-cell office:value-type="string" calcext:value-type="string">
            <text:p>act_mattr1</text:p>
          </table:table-cell>
          <table:table-cell office:value-type="string" calcext:value-type="string">
            <text:p>act_mattr2</text:p>
          </table:table-cell>
          <table:table-cell office:value-type="string" calcext:value-type="string">
            <text:p>act_mattr3</text:p>
          </table:table-cell>
          <table:table-cell office:value-type="string" calcext:value-type="string">
            <text:p>act_mattr</text:p>
          </table:table-cell>
          <table:table-cell office:value-type="string" calcext:value-type="string">
            <text:p>act_attr</text:p>
          </table:table-cell>
          <table:table-cell office:value-type="string" calcext:value-type="string">
            <text:p>act_attr1</text:p>
          </table:table-cell>
          <table:table-cell office:value-type="string" calcext:value-type="string">
            <text:p>act_attr2</text:p>
          </table:table-cell>
          <table:table-cell office:value-type="string" calcext:value-type="string">
            <text:p>act_attr3</text:p>
          </table:table-cell>
          <table:table-cell office:value-type="string" calcext:value-type="string">
            <text:p>act_fhire1</text:p>
          </table:table-cell>
          <table:table-cell office:value-type="string" calcext:value-type="string">
            <text:p>act_fhire2</text:p>
          </table:table-cell>
          <table:table-cell office:value-type="string" calcext:value-type="string">
            <text:p>act_fhire3</text:p>
          </table:table-cell>
          <table:table-cell office:value-type="string" calcext:value-type="string">
            <text:p>act_mhire1</text:p>
          </table:table-cell>
          <table:table-cell office:value-type="string" calcext:value-type="string">
            <text:p>act_mhire2</text:p>
          </table:table-cell>
          <table:table-cell office:value-type="string" calcext:value-type="string">
            <text:p>act_mhire3</text:p>
          </table:table-cell>
          <table:table-cell office:value-type="string" calcext:value-type="string">
            <text:p>act_mhire</text:p>
          </table:table-cell>
          <table:table-cell office:value-type="string" calcext:value-type="string">
            <text:p>act_fhire</text:p>
          </table:table-cell>
          <table:table-cell office:value-type="string" calcext:value-type="string">
            <text:p>act_hire1</text:p>
          </table:table-cell>
          <table:table-cell office:value-type="string" calcext:value-type="string">
            <text:p>act_hire2</text:p>
          </table:table-cell>
          <table:table-cell office:value-type="string" calcext:value-type="string">
            <text:p>act_hire3</text:p>
          </table:table-cell>
          <table:table-cell office:value-type="string" calcext:value-type="string">
            <text:p>act_hire</text:p>
          </table:table-cell>
          <table:table-cell office:value-type="string" calcext:value-type="string">
            <text:p>act_exhire</text:p>
          </table:table-cell>
          <table:table-cell office:value-type="string" calcext:value-type="string">
            <text:p>act_fprom1</text:p>
          </table:table-cell>
          <table:table-cell office:value-type="string" calcext:value-type="string">
            <text:p>act_fprom2</text:p>
          </table:table-cell>
          <table:table-cell office:value-type="string" calcext:value-type="string">
            <text:p>act_fprom3</text:p>
          </table:table-cell>
          <table:table-cell office:value-type="string" calcext:value-type="string">
            <text:p>act_mprom1</text:p>
          </table:table-cell>
          <table:table-cell office:value-type="string" calcext:value-type="string">
            <text:p>act_mprom2</text:p>
          </table:table-cell>
          <table:table-cell office:value-type="string" calcext:value-type="string">
            <text:p>act_mprom3</text:p>
          </table:table-cell>
          <table:table-cell office:value-type="string" calcext:value-type="string">
            <text:p>act_mprom</text:p>
          </table:table-cell>
          <table:table-cell office:value-type="string" calcext:value-type="string">
            <text:p>act_fprom</text:p>
          </table:table-cell>
          <table:table-cell office:value-type="string" calcext:value-type="string">
            <text:p>act_prom</text:p>
          </table:table-cell>
          <table:table-cell office:value-type="string" calcext:value-type="string">
            <text:p>act_prom1</text:p>
          </table:table-cell>
          <table:table-cell office:value-type="string" calcext:value-type="string">
            <text:p>act_prom2</text:p>
          </table:table-cell>
          <table:table-cell office:value-type="string" calcext:value-type="string">
            <text:p>act_prom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A2]+[.D2]" office:value-type="float" office:value="13" calcext:value-type="float">
            <text:p>13</text:p>
          </table:table-cell>
          <table:table-cell table:formula="of:=[.B2]+[.E2]" office:value-type="float" office:value="16" calcext:value-type="float">
            <text:p>16</text:p>
          </table:table-cell>
          <table:table-cell table:formula="of:=[.C2]+[.F2]" office:value-type="float" office:value="45" calcext:value-type="float">
            <text:p>45</text:p>
          </table:table-cell>
          <table:table-cell table:formula="of:=SUM([.A2:.C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D2:.F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ROUND([.J2]/[.R2]; 3)" office:value-type="float" office:value="0.108" calcext:value-type="float">
            <text:p>0.108</text:p>
          </table:table-cell>
          <table:table-cell table:formula="of:=ROUND([.A2]/([.A2]+[.D2]); 3)" office:value-type="float" office:value="0.154" calcext:value-type="float">
            <text:p>0.154</text:p>
          </table:table-cell>
          <table:table-cell table:formula="of:=ROUND([.B2]/([.B2]+[.E2]); 3)" office:value-type="float" office:value="0.188" calcext:value-type="float">
            <text:p>0.188</text:p>
          </table:table-cell>
          <table:table-cell table:formula="of:=ROUND([.C2]/([.C2]+[.F2]); 3)" office:value-type="float" office:value="0.067" calcext:value-type="float">
            <text:p>0.067</text:p>
          </table:table-cell>
          <table:table-cell table:formula="of:=SUM([.A2:.F2])" office:value-type="float" office:value="74" calcext:value-type="float">
            <text:p>7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W2:.Y2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A2:.AC2])" office:value-type="float" office:value="0" calcext:value-type="float">
            <text:p>0</text:p>
          </table:table-cell>
          <table:table-cell table:formula="of:=SUM([.W2:.AC2])" office:value-type="float" office:value="0" calcext:value-type="float">
            <text:p>0</text:p>
          </table:table-cell>
          <table:table-cell table:formula="of:=[.W2]+[.AA2]" office:value-type="float" office:value="0" calcext:value-type="float">
            <text:p>0</text:p>
          </table:table-cell>
          <table:table-cell table:formula="of:=[.X2]+[.AB2]" office:value-type="float" office:value="0" calcext:value-type="float">
            <text:p>0</text:p>
          </table:table-cell>
          <table:table-cell table:formula="of:=[.Y2]+[.AC2]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AL2:.AN2])" office:value-type="float" office:value="0" calcext:value-type="float">
            <text:p>0</text:p>
          </table:table-cell>
          <table:table-cell table:formula="of:=SUM([.AI2:.AK2])" office:value-type="float" office:value="0" calcext:value-type="float">
            <text:p>0</text:p>
          </table:table-cell>
          <table:table-cell table:formula="of:=[.AI2]+[.AL2]" office:value-type="float" office:value="0" calcext:value-type="float">
            <text:p>0</text:p>
          </table:table-cell>
          <table:table-cell table:formula="of:=[.AJ2]+[.AM2]" office:value-type="float" office:value="0" calcext:value-type="float">
            <text:p>0</text:p>
          </table:table-cell>
          <table:table-cell table:formula="of:=[.AK2]+[.AN2]" office:value-type="float" office:value="0" calcext:value-type="float">
            <text:p>0</text:p>
          </table:table-cell>
          <table:table-cell table:formula="of:=SUM([.AI2:.AN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Y2:.BA2])" office:value-type="float" office:value="0" calcext:value-type="float">
            <text:p>0</text:p>
          </table:table-cell>
          <table:table-cell table:formula="of:=SUM([.AV2:.AX2])" office:value-type="float" office:value="0" calcext:value-type="float">
            <text:p>0</text:p>
          </table:table-cell>
          <table:table-cell table:formula="of:=[.BB2]+[.BC2]" office:value-type="float" office:value="0" calcext:value-type="float">
            <text:p>0</text:p>
          </table:table-cell>
          <table:table-cell table:formula="of:=[.AV2]+[.AY2]" office:value-type="float" office:value="0" calcext:value-type="float">
            <text:p>0</text:p>
          </table:table-cell>
          <table:table-cell table:formula="of:=[.AW2]+[.AZ2]" office:value-type="float" office:value="0" calcext:value-type="float">
            <text:p>0</text:p>
          </table:table-cell>
          <table:table-cell table:formula="of:=[.AX2]+[.BA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[.A3]+[.D3]" office:value-type="float" office:value="13" calcext:value-type="float">
            <text:p>13</text:p>
          </table:table-cell>
          <table:table-cell table:formula="of:=[.B3]+[.E3]" office:value-type="float" office:value="16" calcext:value-type="float">
            <text:p>16</text:p>
          </table:table-cell>
          <table:table-cell table:formula="of:=[.C3]+[.F3]" office:value-type="float" office:value="42" calcext:value-type="float">
            <text:p>42</text:p>
          </table:table-cell>
          <table:table-cell table:formula="of:=SUM([.A3:.C3])" office:value-type="float" office:value="7" calcext:value-type="float">
            <text:p>7</text:p>
          </table:table-cell>
          <table:table-cell table:formula="of:=ROUND(([.J3]-[.J2])/[.J2]; 3)" office:value-type="float" office:value="-0.125" calcext:value-type="float">
            <text:p>-0.125</text:p>
          </table:table-cell>
          <table:table-cell table:formula="of:=SUM([.D3:.F3])" office:value-type="float" office:value="64" calcext:value-type="float">
            <text:p>64</text:p>
          </table:table-cell>
          <table:table-cell table:formula="of:=ROUND(([.L3]-[.L2])/[.L2]; 3)" office:value-type="float" office:value="-0.03" calcext:value-type="float">
            <text:p>-0.03</text:p>
          </table:table-cell>
          <table:table-cell table:formula="of:=ROUND([.J3]/[.R3]; 3)" office:value-type="float" office:value="0.099" calcext:value-type="float">
            <text:p>0.099</text:p>
          </table:table-cell>
          <table:table-cell table:formula="of:=ROUND([.A3]/([.A3]+[.D3]); 3)" office:value-type="float" office:value="0.154" calcext:value-type="float">
            <text:p>0.154</text:p>
          </table:table-cell>
          <table:table-cell table:formula="of:=ROUND([.B3]/([.B3]+[.E3]); 3)" office:value-type="float" office:value="0.188" calcext:value-type="float">
            <text:p>0.188</text:p>
          </table:table-cell>
          <table:table-cell table:formula="of:=ROUND([.C3]/([.C3]+[.F3]); 3)" office:value-type="float" office:value="0.048" calcext:value-type="float">
            <text:p>0.048</text:p>
          </table:table-cell>
          <table:table-cell table:formula="of:=SUM([.A3:.F3])" office:value-type="float" office:value="71" calcext:value-type="float">
            <text:p>71</text:p>
          </table:table-cell>
          <table:table-cell table:formula="of:=[.R3]-[.R2]" office:value-type="float" office:value="-3" calcext:value-type="float">
            <text:p>-3</text:p>
          </table:table-cell>
          <table:table-cell table:formula="of:=ROUND(([.R3]-[.R2])/[.R2]; 3)" office:value-type="float" office:value="-0.041" calcext:value-type="float">
            <text:p>-0.041</text:p>
          </table:table-cell>
          <table:table-cell table:formula="of:=ROUND(AVERAGE([.T2:.T3]);3)" office:value-type="float" office:value="-0.021" calcext:value-type="float">
            <text:p>-0.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W3:.Y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AA3:.AC3])" office:value-type="float" office:value="5" calcext:value-type="float">
            <text:p>5</text:p>
          </table:table-cell>
          <table:table-cell table:formula="of:=SUM([.W3:.AC3])" office:value-type="float" office:value="7" calcext:value-type="float">
            <text:p>7</text:p>
          </table:table-cell>
          <table:table-cell table:formula="of:=[.W3]+[.AA3]" office:value-type="float" office:value="3" calcext:value-type="float">
            <text:p>3</text:p>
          </table:table-cell>
          <table:table-cell table:formula="of:=[.X3]+[.AB3]" office:value-type="float" office:value="0" calcext:value-type="float">
            <text:p>0</text:p>
          </table:table-cell>
          <table:table-cell table:formula="of:=[.Y3]+[.AC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L3:.AN3])" office:value-type="float" office:value="3" calcext:value-type="float">
            <text:p>3</text:p>
          </table:table-cell>
          <table:table-cell table:formula="of:=SUM([.AI3:.AK3])" office:value-type="float" office:value="0" calcext:value-type="float">
            <text:p>0</text:p>
          </table:table-cell>
          <table:table-cell table:formula="of:=[.AI3]+[.AL3]" office:value-type="float" office:value="3" calcext:value-type="float">
            <text:p>3</text:p>
          </table:table-cell>
          <table:table-cell table:formula="of:=[.AJ3]+[.AM3]" office:value-type="float" office:value="0" calcext:value-type="float">
            <text:p>0</text:p>
          </table:table-cell>
          <table:table-cell table:formula="of:=[.AK3]+[.AN3]" office:value-type="float" office:value="0" calcext:value-type="float">
            <text:p>0</text:p>
          </table:table-cell>
          <table:table-cell table:formula="of:=SUM([.AI3:.AN3])" office:value-type="float" office:value="3" calcext:value-type="float">
            <text:p>3</text:p>
          </table:table-cell>
          <table:table-cell table:formula="of:=[.AT3]-[.AE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Y3:.BA3])" office:value-type="float" office:value="1" calcext:value-type="float">
            <text:p>1</text:p>
          </table:table-cell>
          <table:table-cell table:formula="of:=SUM([.AV3:.AX3])" office:value-type="float" office:value="0" calcext:value-type="float">
            <text:p>0</text:p>
          </table:table-cell>
          <table:table-cell table:formula="of:=[.BB3]+[.BC3]" office:value-type="float" office:value="1" calcext:value-type="float">
            <text:p>1</text:p>
          </table:table-cell>
          <table:table-cell table:formula="of:=[.AV3]+[.AY3]" office:value-type="float" office:value="1" calcext:value-type="float">
            <text:p>1</text:p>
          </table:table-cell>
          <table:table-cell table:formula="of:=[.AW3]+[.AZ3]" office:value-type="float" office:value="0" calcext:value-type="float">
            <text:p>0</text:p>
          </table:table-cell>
          <table:table-cell table:formula="of:=[.AX3]+[.BA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A4]+[.D4]" office:value-type="float" office:value="20" calcext:value-type="float">
            <text:p>20</text:p>
          </table:table-cell>
          <table:table-cell table:formula="of:=[.B4]+[.E4]" office:value-type="float" office:value="15" calcext:value-type="float">
            <text:p>15</text:p>
          </table:table-cell>
          <table:table-cell table:formula="of:=[.C4]+[.F4]" office:value-type="float" office:value="43" calcext:value-type="float">
            <text:p>43</text:p>
          </table:table-cell>
          <table:table-cell table:formula="of:=SUM([.A4:.C4])" office:value-type="float" office:value="9" calcext:value-type="float">
            <text:p>9</text:p>
          </table:table-cell>
          <table:table-cell table:formula="of:=ROUND(([.J4]-[.J3])/[.J3]; 3)" office:value-type="float" office:value="0.286" calcext:value-type="float">
            <text:p>0.286</text:p>
          </table:table-cell>
          <table:table-cell table:formula="of:=SUM([.D4:.F4])" office:value-type="float" office:value="69" calcext:value-type="float">
            <text:p>69</text:p>
          </table:table-cell>
          <table:table-cell table:formula="of:=ROUND(([.L4]-[.L3])/[.L3]; 3)" office:value-type="float" office:value="0.078" calcext:value-type="float">
            <text:p>0.078</text:p>
          </table:table-cell>
          <table:table-cell table:formula="of:=ROUND([.J4]/[.R4]; 3)" office:value-type="float" office:value="0.115" calcext:value-type="float">
            <text:p>0.115</text:p>
          </table:table-cell>
          <table:table-cell table:formula="of:=ROUND([.A4]/([.A4]+[.D4]); 3)" office:value-type="float" office:value="0.2" calcext:value-type="float">
            <text:p>0.2</text:p>
          </table:table-cell>
          <table:table-cell table:formula="of:=ROUND([.B4]/([.B4]+[.E4]); 3)" office:value-type="float" office:value="0.2" calcext:value-type="float">
            <text:p>0.2</text:p>
          </table:table-cell>
          <table:table-cell table:formula="of:=ROUND([.C4]/([.C4]+[.F4]); 3)" office:value-type="float" office:value="0.047" calcext:value-type="float">
            <text:p>0.047</text:p>
          </table:table-cell>
          <table:table-cell table:formula="of:=SUM([.A4:.F4])" office:value-type="float" office:value="78" calcext:value-type="float">
            <text:p>78</text:p>
          </table:table-cell>
          <table:table-cell table:formula="of:=[.R4]-[.R3]" office:value-type="float" office:value="7" calcext:value-type="float">
            <text:p>7</text:p>
          </table:table-cell>
          <table:table-cell table:formula="of:=ROUND(([.R4]-[.R3])/[.R3]; 3)" office:value-type="float" office:value="0.099" calcext:value-type="float">
            <text:p>0.099</text:p>
          </table:table-cell>
          <table:table-cell table:formula="of:=ROUND(AVERAGE([.T3:.T4]);3)" office:value-type="float" office:value="0.029" calcext:value-type="float">
            <text:p>0.029</text:p>
          </table:table-cell>
          <table:table-cell table:formula="of:=ROUND(AVERAGE([.T2:.T4]);3)" office:value-type="float" office:value="0.019" calcext:value-type="float">
            <text:p>0.0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W4:.Y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A4:.AC4])" office:value-type="float" office:value="3" calcext:value-type="float">
            <text:p>3</text:p>
          </table:table-cell>
          <table:table-cell table:formula="of:=SUM([.W4:.AC4])" office:value-type="float" office:value="3" calcext:value-type="float">
            <text:p>3</text:p>
          </table:table-cell>
          <table:table-cell table:formula="of:=[.W4]+[.AA4]" office:value-type="float" office:value="0" calcext:value-type="float">
            <text:p>0</text:p>
          </table:table-cell>
          <table:table-cell table:formula="of:=[.X4]+[.AB4]" office:value-type="float" office:value="1" calcext:value-type="float">
            <text:p>1</text:p>
          </table:table-cell>
          <table:table-cell table:formula="of:=[.Y4]+[.AC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L4:.AN4])" office:value-type="float" office:value="7" calcext:value-type="float">
            <text:p>7</text:p>
          </table:table-cell>
          <table:table-cell table:formula="of:=SUM([.AI4:.AK4])" office:value-type="float" office:value="2" calcext:value-type="float">
            <text:p>2</text:p>
          </table:table-cell>
          <table:table-cell table:formula="of:=[.AI4]+[.AL4]" office:value-type="float" office:value="8" calcext:value-type="float">
            <text:p>8</text:p>
          </table:table-cell>
          <table:table-cell table:formula="of:=[.AJ4]+[.AM4]" office:value-type="float" office:value="0" calcext:value-type="float">
            <text:p>0</text:p>
          </table:table-cell>
          <table:table-cell table:formula="of:=[.AK4]+[.AN4]" office:value-type="float" office:value="1" calcext:value-type="float">
            <text:p>1</text:p>
          </table:table-cell>
          <table:table-cell table:formula="of:=SUM([.AI4:.AN4])" office:value-type="float" office:value="9" calcext:value-type="float">
            <text:p>9</text:p>
          </table:table-cell>
          <table:table-cell table:formula="of:=[.AT4]-[.AE3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Y4:.BA4])" office:value-type="float" office:value="3" calcext:value-type="float">
            <text:p>3</text:p>
          </table:table-cell>
          <table:table-cell table:formula="of:=SUM([.AV4:.AX4])" office:value-type="float" office:value="0" calcext:value-type="float">
            <text:p>0</text:p>
          </table:table-cell>
          <table:table-cell table:formula="of:=[.BB4]+[.BC4]" office:value-type="float" office:value="3" calcext:value-type="float">
            <text:p>3</text:p>
          </table:table-cell>
          <table:table-cell table:formula="of:=[.AV4]+[.AY4]" office:value-type="float" office:value="1" calcext:value-type="float">
            <text:p>1</text:p>
          </table:table-cell>
          <table:table-cell table:formula="of:=[.AW4]+[.AZ4]" office:value-type="float" office:value="2" calcext:value-type="float">
            <text:p>2</text:p>
          </table:table-cell>
          <table:table-cell table:formula="of:=[.AX4]+[.BA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formula="of:=[.A5]+[.D5]" office:value-type="float" office:value="18" calcext:value-type="float">
            <text:p>18</text:p>
          </table:table-cell>
          <table:table-cell table:formula="of:=[.B5]+[.E5]" office:value-type="float" office:value="13" calcext:value-type="float">
            <text:p>13</text:p>
          </table:table-cell>
          <table:table-cell table:formula="of:=[.C5]+[.F5]" office:value-type="float" office:value="47" calcext:value-type="float">
            <text:p>47</text:p>
          </table:table-cell>
          <table:table-cell table:formula="of:=SUM([.A5:.C5])" office:value-type="float" office:value="10" calcext:value-type="float">
            <text:p>10</text:p>
          </table:table-cell>
          <table:table-cell table:formula="of:=ROUND(([.J5]-[.J4])/[.J4]; 3)" office:value-type="float" office:value="0.111" calcext:value-type="float">
            <text:p>0.111</text:p>
          </table:table-cell>
          <table:table-cell table:formula="of:=SUM([.D5:.F5])" office:value-type="float" office:value="68" calcext:value-type="float">
            <text:p>68</text:p>
          </table:table-cell>
          <table:table-cell table:formula="of:=ROUND(([.L5]-[.L4])/[.L4]; 3)" office:value-type="float" office:value="-0.014" calcext:value-type="float">
            <text:p>-0.014</text:p>
          </table:table-cell>
          <table:table-cell table:formula="of:=ROUND([.J5]/[.R5]; 3)" office:value-type="float" office:value="0.128" calcext:value-type="float">
            <text:p>0.128</text:p>
          </table:table-cell>
          <table:table-cell table:formula="of:=ROUND([.A5]/([.A5]+[.D5]); 3)" office:value-type="float" office:value="0.222" calcext:value-type="float">
            <text:p>0.222</text:p>
          </table:table-cell>
          <table:table-cell table:formula="of:=ROUND([.B5]/([.B5]+[.E5]); 3)" office:value-type="float" office:value="0.231" calcext:value-type="float">
            <text:p>0.231</text:p>
          </table:table-cell>
          <table:table-cell table:formula="of:=ROUND([.C5]/([.C5]+[.F5]); 3)" office:value-type="float" office:value="0.064" calcext:value-type="float">
            <text:p>0.064</text:p>
          </table:table-cell>
          <table:table-cell table:formula="of:=SUM([.A5:.F5])" office:value-type="float" office:value="78" calcext:value-type="float">
            <text:p>78</text:p>
          </table:table-cell>
          <table:table-cell table:formula="of:=[.R5]-[.R4]" office:value-type="float" office:value="0" calcext:value-type="float">
            <text:p>0</text:p>
          </table:table-cell>
          <table:table-cell table:formula="of:=ROUND(([.R5]-[.R4])/[.R4]; 3)" office:value-type="float" office:value="0" calcext:value-type="float">
            <text:p>0</text:p>
          </table:table-cell>
          <table:table-cell table:formula="of:=ROUND(AVERAGE([.T4:.T5]);3)" office:value-type="float" office:value="0.05" calcext:value-type="float">
            <text:p>0.05</text:p>
          </table:table-cell>
          <table:table-cell table:formula="of:=ROUND(AVERAGE([.T3:.T5]);3)" office:value-type="float" office:value="0.019" calcext:value-type="float">
            <text:p>0.0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W5:.Y5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A5:.AC5])" office:value-type="float" office:value="4" calcext:value-type="float">
            <text:p>4</text:p>
          </table:table-cell>
          <table:table-cell table:formula="of:=SUM([.W5:.AC5])" office:value-type="float" office:value="4" calcext:value-type="float">
            <text:p>4</text:p>
          </table:table-cell>
          <table:table-cell table:formula="of:=[.W5]+[.AA5]" office:value-type="float" office:value="3" calcext:value-type="float">
            <text:p>3</text:p>
          </table:table-cell>
          <table:table-cell table:formula="of:=[.X5]+[.AB5]" office:value-type="float" office:value="0" calcext:value-type="float">
            <text:p>0</text:p>
          </table:table-cell>
          <table:table-cell table:formula="of:=[.Y5]+[.AC5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L5:.AN5])" office:value-type="float" office:value="4" calcext:value-type="float">
            <text:p>4</text:p>
          </table:table-cell>
          <table:table-cell table:formula="of:=SUM([.AI5:.AK5])" office:value-type="float" office:value="0" calcext:value-type="float">
            <text:p>0</text:p>
          </table:table-cell>
          <table:table-cell table:formula="of:=[.AI5]+[.AL5]" office:value-type="float" office:value="3" calcext:value-type="float">
            <text:p>3</text:p>
          </table:table-cell>
          <table:table-cell table:formula="of:=[.AJ5]+[.AM5]" office:value-type="float" office:value="0" calcext:value-type="float">
            <text:p>0</text:p>
          </table:table-cell>
          <table:table-cell table:formula="of:=[.AK5]+[.AN5]" office:value-type="float" office:value="1" calcext:value-type="float">
            <text:p>1</text:p>
          </table:table-cell>
          <table:table-cell table:formula="of:=SUM([.AI5:.AN5])" office:value-type="float" office:value="4" calcext:value-type="float">
            <text:p>4</text:p>
          </table:table-cell>
          <table:table-cell table:formula="of:=[.AT5]-[.AE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AY5:.BA5])" office:value-type="float" office:value="5" calcext:value-type="float">
            <text:p>5</text:p>
          </table:table-cell>
          <table:table-cell table:formula="of:=SUM([.AV5:.AX5])" office:value-type="float" office:value="1" calcext:value-type="float">
            <text:p>1</text:p>
          </table:table-cell>
          <table:table-cell table:formula="of:=[.BB5]+[.BC5]" office:value-type="float" office:value="6" calcext:value-type="float">
            <text:p>6</text:p>
          </table:table-cell>
          <table:table-cell table:formula="of:=[.AV5]+[.AY5]" office:value-type="float" office:value="2" calcext:value-type="float">
            <text:p>2</text:p>
          </table:table-cell>
          <table:table-cell table:formula="of:=[.AW5]+[.AZ5]" office:value-type="float" office:value="4" calcext:value-type="float">
            <text:p>4</text:p>
          </table:table-cell>
          <table:table-cell table:formula="of:=[.AX5]+[.BA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[.A6]+[.D6]" office:value-type="float" office:value="23" calcext:value-type="float">
            <text:p>23</text:p>
          </table:table-cell>
          <table:table-cell table:formula="of:=[.B6]+[.E6]" office:value-type="float" office:value="12" calcext:value-type="float">
            <text:p>12</text:p>
          </table:table-cell>
          <table:table-cell table:formula="of:=[.C6]+[.F6]" office:value-type="float" office:value="49" calcext:value-type="float">
            <text:p>49</text:p>
          </table:table-cell>
          <table:table-cell table:formula="of:=SUM([.A6:.C6])" office:value-type="float" office:value="12" calcext:value-type="float">
            <text:p>12</text:p>
          </table:table-cell>
          <table:table-cell table:formula="of:=ROUND(([.J6]-[.J5])/[.J5]; 3)" office:value-type="float" office:value="0.2" calcext:value-type="float">
            <text:p>0.2</text:p>
          </table:table-cell>
          <table:table-cell table:formula="of:=SUM([.D6:.F6])" office:value-type="float" office:value="72" calcext:value-type="float">
            <text:p>72</text:p>
          </table:table-cell>
          <table:table-cell table:formula="of:=ROUND(([.L6]-[.L5])/[.L5]; 3)" office:value-type="float" office:value="0.059" calcext:value-type="float">
            <text:p>0.059</text:p>
          </table:table-cell>
          <table:table-cell table:formula="of:=ROUND([.J6]/[.R6]; 3)" office:value-type="float" office:value="0.143" calcext:value-type="float">
            <text:p>0.143</text:p>
          </table:table-cell>
          <table:table-cell table:formula="of:=ROUND([.A6]/([.A6]+[.D6]); 3)" office:value-type="float" office:value="0.261" calcext:value-type="float">
            <text:p>0.261</text:p>
          </table:table-cell>
          <table:table-cell table:formula="of:=ROUND([.B6]/([.B6]+[.E6]); 3)" office:value-type="float" office:value="0.25" calcext:value-type="float">
            <text:p>0.25</text:p>
          </table:table-cell>
          <table:table-cell table:formula="of:=ROUND([.C6]/([.C6]+[.F6]); 3)" office:value-type="float" office:value="0.061" calcext:value-type="float">
            <text:p>0.061</text:p>
          </table:table-cell>
          <table:table-cell table:formula="of:=SUM([.A6:.F6])" office:value-type="float" office:value="84" calcext:value-type="float">
            <text:p>84</text:p>
          </table:table-cell>
          <table:table-cell table:formula="of:=[.R6]-[.R5]" office:value-type="float" office:value="6" calcext:value-type="float">
            <text:p>6</text:p>
          </table:table-cell>
          <table:table-cell table:formula="of:=ROUND(([.R6]-[.R5])/[.R5]; 3)" office:value-type="float" office:value="0.077" calcext:value-type="float">
            <text:p>0.077</text:p>
          </table:table-cell>
          <table:table-cell table:formula="of:=ROUND(AVERAGE([.T5:.T6]);3)" office:value-type="float" office:value="0.039" calcext:value-type="float">
            <text:p>0.039</text:p>
          </table:table-cell>
          <table:table-cell table:formula="of:=ROUND(AVERAGE([.T4:.T6]);3)" office:value-type="float" office:value="0.059" calcext:value-type="float">
            <text:p>0.05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W6:.Y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AA6:.AC6])" office:value-type="float" office:value="2" calcext:value-type="float">
            <text:p>2</text:p>
          </table:table-cell>
          <table:table-cell table:formula="of:=SUM([.W6:.AC6])" office:value-type="float" office:value="2" calcext:value-type="float">
            <text:p>2</text:p>
          </table:table-cell>
          <table:table-cell table:formula="of:=[.W6]+[.AA6]" office:value-type="float" office:value="0" calcext:value-type="float">
            <text:p>0</text:p>
          </table:table-cell>
          <table:table-cell table:formula="of:=[.X6]+[.AB6]" office:value-type="float" office:value="0" calcext:value-type="float">
            <text:p>0</text:p>
          </table:table-cell>
          <table:table-cell table:formula="of:=[.Y6]+[.AC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L6:.AN6])" office:value-type="float" office:value="5" calcext:value-type="float">
            <text:p>5</text:p>
          </table:table-cell>
          <table:table-cell table:formula="of:=SUM([.AI6:.AK6])" office:value-type="float" office:value="3" calcext:value-type="float">
            <text:p>3</text:p>
          </table:table-cell>
          <table:table-cell table:formula="of:=[.AI6]+[.AL6]" office:value-type="float" office:value="6" calcext:value-type="float">
            <text:p>6</text:p>
          </table:table-cell>
          <table:table-cell table:formula="of:=[.AJ6]+[.AM6]" office:value-type="float" office:value="2" calcext:value-type="float">
            <text:p>2</text:p>
          </table:table-cell>
          <table:table-cell table:formula="of:=[.AK6]+[.AN6]" office:value-type="float" office:value="0" calcext:value-type="float">
            <text:p>0</text:p>
          </table:table-cell>
          <table:table-cell table:formula="of:=SUM([.AI6:.AN6])" office:value-type="float" office:value="8" calcext:value-type="float">
            <text:p>8</text:p>
          </table:table-cell>
          <table:table-cell table:formula="of:=[.AT6]-[.AE5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AY6:.BA6])" office:value-type="float" office:value="5" calcext:value-type="float">
            <text:p>5</text:p>
          </table:table-cell>
          <table:table-cell table:formula="of:=SUM([.AV6:.AX6])" office:value-type="float" office:value="0" calcext:value-type="float">
            <text:p>0</text:p>
          </table:table-cell>
          <table:table-cell table:formula="of:=[.BB6]+[.BC6]" office:value-type="float" office:value="5" calcext:value-type="float">
            <text:p>5</text:p>
          </table:table-cell>
          <table:table-cell table:formula="of:=[.AV6]+[.AY6]" office:value-type="float" office:value="1" calcext:value-type="float">
            <text:p>1</text:p>
          </table:table-cell>
          <table:table-cell table:formula="of:=[.AW6]+[.AZ6]" office:value-type="float" office:value="4" calcext:value-type="float">
            <text:p>4</text:p>
          </table:table-cell>
          <table:table-cell table:formula="of:=[.AX6]+[.BA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7]+[.D7]" office:value-type="float" office:value="24" calcext:value-type="float">
            <text:p>24</text:p>
          </table:table-cell>
          <table:table-cell table:formula="of:=[.B7]+[.E7]" office:value-type="float" office:value="12" calcext:value-type="float">
            <text:p>12</text:p>
          </table:table-cell>
          <table:table-cell table:formula="of:=[.C7]+[.F7]" office:value-type="float" office:value="49" calcext:value-type="float">
            <text:p>49</text:p>
          </table:table-cell>
          <table:table-cell table:formula="of:=SUM([.A7:.C7])" office:value-type="float" office:value="13" calcext:value-type="float">
            <text:p>13</text:p>
          </table:table-cell>
          <table:table-cell table:formula="of:=ROUND(([.J7]-[.J6])/[.J6]; 3)" office:value-type="float" office:value="0.083" calcext:value-type="float">
            <text:p>0.083</text:p>
          </table:table-cell>
          <table:table-cell table:formula="of:=SUM([.D7:.F7])" office:value-type="float" office:value="72" calcext:value-type="float">
            <text:p>72</text:p>
          </table:table-cell>
          <table:table-cell table:formula="of:=ROUND(([.L7]-[.L6])/[.L6]; 3)" office:value-type="float" office:value="0" calcext:value-type="float">
            <text:p>0</text:p>
          </table:table-cell>
          <table:table-cell table:formula="of:=ROUND([.J7]/[.R7]; 3)" office:value-type="float" office:value="0.153" calcext:value-type="float">
            <text:p>0.153</text:p>
          </table:table-cell>
          <table:table-cell table:formula="of:=ROUND([.A7]/([.A7]+[.D7]); 3)" office:value-type="float" office:value="0.292" calcext:value-type="float">
            <text:p>0.292</text:p>
          </table:table-cell>
          <table:table-cell table:formula="of:=ROUND([.B7]/([.B7]+[.E7]); 3)" office:value-type="float" office:value="0.167" calcext:value-type="float">
            <text:p>0.167</text:p>
          </table:table-cell>
          <table:table-cell table:formula="of:=ROUND([.C7]/([.C7]+[.F7]); 3)" office:value-type="float" office:value="0.082" calcext:value-type="float">
            <text:p>0.082</text:p>
          </table:table-cell>
          <table:table-cell table:formula="of:=SUM([.A7:.F7])" office:value-type="float" office:value="85" calcext:value-type="float">
            <text:p>85</text:p>
          </table:table-cell>
          <table:table-cell table:formula="of:=[.R7]-[.R6]" office:value-type="float" office:value="1" calcext:value-type="float">
            <text:p>1</text:p>
          </table:table-cell>
          <table:table-cell table:formula="of:=ROUND(([.R7]-[.R6])/[.R6]; 3)" office:value-type="float" office:value="0.012" calcext:value-type="float">
            <text:p>0.012</text:p>
          </table:table-cell>
          <table:table-cell table:formula="of:=ROUND(AVERAGE([.T6:.T7]);3)" office:value-type="float" office:value="0.045" calcext:value-type="float">
            <text:p>0.045</text:p>
          </table:table-cell>
          <table:table-cell table:formula="of:=ROUND(AVERAGE([.T5:.T7]);3)"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W7:.Y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A7:.AC7])" office:value-type="float" office:value="1" calcext:value-type="float">
            <text:p>1</text:p>
          </table:table-cell>
          <table:table-cell table:formula="of:=SUM([.W7:.AC7])" office:value-type="float" office:value="1" calcext:value-type="float">
            <text:p>1</text:p>
          </table:table-cell>
          <table:table-cell table:formula="of:=[.W7]+[.AA7]" office:value-type="float" office:value="1" calcext:value-type="float">
            <text:p>1</text:p>
          </table:table-cell>
          <table:table-cell table:formula="of:=[.X7]+[.AB7]" office:value-type="float" office:value="0" calcext:value-type="float">
            <text:p>0</text:p>
          </table:table-cell>
          <table:table-cell table:formula="of:=[.Y7]+[.AC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L7:.AN7])" office:value-type="float" office:value="1" calcext:value-type="float">
            <text:p>1</text:p>
          </table:table-cell>
          <table:table-cell table:formula="of:=SUM([.AI7:.AK7])" office:value-type="float" office:value="1" calcext:value-type="float">
            <text:p>1</text:p>
          </table:table-cell>
          <table:table-cell table:formula="of:=[.AI7]+[.AL7]" office:value-type="float" office:value="1" calcext:value-type="float">
            <text:p>1</text:p>
          </table:table-cell>
          <table:table-cell table:formula="of:=[.AJ7]+[.AM7]" office:value-type="float" office:value="1" calcext:value-type="float">
            <text:p>1</text:p>
          </table:table-cell>
          <table:table-cell table:formula="of:=[.AK7]+[.AN7]" office:value-type="float" office:value="0" calcext:value-type="float">
            <text:p>0</text:p>
          </table:table-cell>
          <table:table-cell table:formula="of:=SUM([.AI7:.AN7])" office:value-type="float" office:value="2" calcext:value-type="float">
            <text:p>2</text:p>
          </table:table-cell>
          <table:table-cell table:formula="of:=[.AT7]-[.A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Y7:.BA7])" office:value-type="float" office:value="0" calcext:value-type="float">
            <text:p>0</text:p>
          </table:table-cell>
          <table:table-cell table:formula="of:=SUM([.AV7:.AX7])" office:value-type="float" office:value="2" calcext:value-type="float">
            <text:p>2</text:p>
          </table:table-cell>
          <table:table-cell table:formula="of:=[.BB7]+[.BC7]" office:value-type="float" office:value="2" calcext:value-type="float">
            <text:p>2</text:p>
          </table:table-cell>
          <table:table-cell table:formula="of:=[.AV7]+[.AY7]" office:value-type="float" office:value="0" calcext:value-type="float">
            <text:p>0</text:p>
          </table:table-cell>
          <table:table-cell table:formula="of:=[.AW7]+[.AZ7]" office:value-type="float" office:value="2" calcext:value-type="float">
            <text:p>2</text:p>
          </table:table-cell>
          <table:table-cell table:formula="of:=[.AX7]+[.BA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formula="of:=[.A8]+[.D8]" office:value-type="float" office:value="26" calcext:value-type="float">
            <text:p>26</text:p>
          </table:table-cell>
          <table:table-cell table:formula="of:=[.B8]+[.E8]" office:value-type="float" office:value="13" calcext:value-type="float">
            <text:p>13</text:p>
          </table:table-cell>
          <table:table-cell table:formula="of:=[.C8]+[.F8]" office:value-type="float" office:value="50" calcext:value-type="float">
            <text:p>50</text:p>
          </table:table-cell>
          <table:table-cell table:formula="of:=SUM([.A8:.C8])" office:value-type="float" office:value="13" calcext:value-type="float">
            <text:p>13</text:p>
          </table:table-cell>
          <table:table-cell table:formula="of:=ROUND(([.J8]-[.J7])/[.J7]; 3)" office:value-type="float" office:value="0" calcext:value-type="float">
            <text:p>0</text:p>
          </table:table-cell>
          <table:table-cell table:formula="of:=SUM([.D8:.F8])" office:value-type="float" office:value="76" calcext:value-type="float">
            <text:p>76</text:p>
          </table:table-cell>
          <table:table-cell table:formula="of:=ROUND(([.L8]-[.L7])/[.L7]; 3)" office:value-type="float" office:value="0.056" calcext:value-type="float">
            <text:p>0.056</text:p>
          </table:table-cell>
          <table:table-cell table:formula="of:=ROUND([.J8]/[.R8]; 3)" office:value-type="float" office:value="0.146" calcext:value-type="float">
            <text:p>0.146</text:p>
          </table:table-cell>
          <table:table-cell table:formula="of:=ROUND([.A8]/([.A8]+[.D8]); 3)" office:value-type="float" office:value="0.231" calcext:value-type="float">
            <text:p>0.231</text:p>
          </table:table-cell>
          <table:table-cell table:formula="of:=ROUND([.B8]/([.B8]+[.E8]); 3)" office:value-type="float" office:value="0.231" calcext:value-type="float">
            <text:p>0.231</text:p>
          </table:table-cell>
          <table:table-cell table:formula="of:=ROUND([.C8]/([.C8]+[.F8]); 3)" office:value-type="float" office:value="0.08" calcext:value-type="float">
            <text:p>0.08</text:p>
          </table:table-cell>
          <table:table-cell table:formula="of:=SUM([.A8:.F8])" office:value-type="float" office:value="89" calcext:value-type="float">
            <text:p>89</text:p>
          </table:table-cell>
          <table:table-cell table:formula="of:=[.R8]-[.R7]" office:value-type="float" office:value="4" calcext:value-type="float">
            <text:p>4</text:p>
          </table:table-cell>
          <table:table-cell table:formula="of:=ROUND(([.R8]-[.R7])/[.R7]; 3)" office:value-type="float" office:value="0.047" calcext:value-type="float">
            <text:p>0.047</text:p>
          </table:table-cell>
          <table:table-cell table:formula="of:=ROUND(AVERAGE([.T7:.T8]);3)" office:value-type="float" office:value="0.03" calcext:value-type="float">
            <text:p>0.03</text:p>
          </table:table-cell>
          <table:table-cell table:formula="of:=ROUND(AVERAGE([.T6:.T8]);3)"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W8:.Y8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A8:.AC8])" office:value-type="float" office:value="0" calcext:value-type="float">
            <text:p>0</text:p>
          </table:table-cell>
          <table:table-cell table:formula="of:=SUM([.W8:.AC8])" office:value-type="float" office:value="2" calcext:value-type="float">
            <text:p>2</text:p>
          </table:table-cell>
          <table:table-cell table:formula="of:=[.W8]+[.AA8]" office:value-type="float" office:value="1" calcext:value-type="float">
            <text:p>1</text:p>
          </table:table-cell>
          <table:table-cell table:formula="of:=[.X8]+[.AB8]" office:value-type="float" office:value="0" calcext:value-type="float">
            <text:p>0</text:p>
          </table:table-cell>
          <table:table-cell table:formula="of:=[.Y8]+[.AC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L8:.AN8])" office:value-type="float" office:value="4" calcext:value-type="float">
            <text:p>4</text:p>
          </table:table-cell>
          <table:table-cell table:formula="of:=SUM([.AI8:.AK8])" office:value-type="float" office:value="1" calcext:value-type="float">
            <text:p>1</text:p>
          </table:table-cell>
          <table:table-cell table:formula="of:=[.AI8]+[.AL8]" office:value-type="float" office:value="3" calcext:value-type="float">
            <text:p>3</text:p>
          </table:table-cell>
          <table:table-cell table:formula="of:=[.AJ8]+[.AM8]" office:value-type="float" office:value="1" calcext:value-type="float">
            <text:p>1</text:p>
          </table:table-cell>
          <table:table-cell table:formula="of:=[.AK8]+[.AN8]" office:value-type="float" office:value="1" calcext:value-type="float">
            <text:p>1</text:p>
          </table:table-cell>
          <table:table-cell table:formula="of:=SUM([.AI8:.AN8])" office:value-type="float" office:value="5" calcext:value-type="float">
            <text:p>5</text:p>
          </table:table-cell>
          <table:table-cell table:formula="of:=[.AT8]-[.AE7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Y8:.BA8])" office:value-type="float" office:value="1" calcext:value-type="float">
            <text:p>1</text:p>
          </table:table-cell>
          <table:table-cell table:formula="of:=SUM([.AV8:.AX8])" office:value-type="float" office:value="0" calcext:value-type="float">
            <text:p>0</text:p>
          </table:table-cell>
          <table:table-cell table:formula="of:=[.BB8]+[.BC8]" office:value-type="float" office:value="1" calcext:value-type="float">
            <text:p>1</text:p>
          </table:table-cell>
          <table:table-cell table:formula="of:=[.AV8]+[.AY8]" office:value-type="float" office:value="1" calcext:value-type="float">
            <text:p>1</text:p>
          </table:table-cell>
          <table:table-cell table:formula="of:=[.AW8]+[.AZ8]" office:value-type="float" office:value="0" calcext:value-type="float">
            <text:p>0</text:p>
          </table:table-cell>
          <table:table-cell table:formula="of:=[.AX8]+[.BA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[.A9]+[.D9]" office:value-type="float" office:value="24" calcext:value-type="float">
            <text:p>24</text:p>
          </table:table-cell>
          <table:table-cell table:formula="of:=[.B9]+[.E9]" office:value-type="float" office:value="13" calcext:value-type="float">
            <text:p>13</text:p>
          </table:table-cell>
          <table:table-cell table:formula="of:=[.C9]+[.F9]" office:value-type="float" office:value="49" calcext:value-type="float">
            <text:p>49</text:p>
          </table:table-cell>
          <table:table-cell table:formula="of:=SUM([.A9:.C9])" office:value-type="float" office:value="12" calcext:value-type="float">
            <text:p>12</text:p>
          </table:table-cell>
          <table:table-cell table:formula="of:=ROUND(([.J9]-[.J8])/[.J8]; 3)" office:value-type="float" office:value="-0.077" calcext:value-type="float">
            <text:p>-0.077</text:p>
          </table:table-cell>
          <table:table-cell table:formula="of:=SUM([.D9:.F9])" office:value-type="float" office:value="74" calcext:value-type="float">
            <text:p>74</text:p>
          </table:table-cell>
          <table:table-cell table:formula="of:=ROUND(([.L9]-[.L8])/[.L8]; 3)" office:value-type="float" office:value="-0.026" calcext:value-type="float">
            <text:p>-0.026</text:p>
          </table:table-cell>
          <table:table-cell table:formula="of:=ROUND([.J9]/[.R9]; 3)" office:value-type="float" office:value="0.14" calcext:value-type="float">
            <text:p>0.14</text:p>
          </table:table-cell>
          <table:table-cell table:formula="of:=ROUND([.A9]/([.A9]+[.D9]); 3)" office:value-type="float" office:value="0.25" calcext:value-type="float">
            <text:p>0.25</text:p>
          </table:table-cell>
          <table:table-cell table:formula="of:=ROUND([.B9]/([.B9]+[.E9]); 3)" office:value-type="float" office:value="0.154" calcext:value-type="float">
            <text:p>0.154</text:p>
          </table:table-cell>
          <table:table-cell table:formula="of:=ROUND([.C9]/([.C9]+[.F9]); 3)" office:value-type="float" office:value="0.082" calcext:value-type="float">
            <text:p>0.082</text:p>
          </table:table-cell>
          <table:table-cell table:formula="of:=SUM([.A9:.F9])" office:value-type="float" office:value="86" calcext:value-type="float">
            <text:p>86</text:p>
          </table:table-cell>
          <table:table-cell table:formula="of:=[.R9]-[.R8]" office:value-type="float" office:value="-3" calcext:value-type="float">
            <text:p>-3</text:p>
          </table:table-cell>
          <table:table-cell table:formula="of:=ROUND(([.R9]-[.R8])/[.R8]; 3)" office:value-type="float" office:value="-0.034" calcext:value-type="float">
            <text:p>-0.034</text:p>
          </table:table-cell>
          <table:table-cell table:formula="of:=ROUND(AVERAGE([.T8:.T9]);3)" office:value-type="float" office:value="0.007" calcext:value-type="float">
            <text:p>0.007</text:p>
          </table:table-cell>
          <table:table-cell table:formula="of:=ROUND(AVERAGE([.T7:.T9]);3)"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W9:.Y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A9:.AC9])" office:value-type="float" office:value="5" calcext:value-type="float">
            <text:p>5</text:p>
          </table:table-cell>
          <table:table-cell table:formula="of:=SUM([.W9:.AC9])" office:value-type="float" office:value="7" calcext:value-type="float">
            <text:p>7</text:p>
          </table:table-cell>
          <table:table-cell table:formula="of:=[.W9]+[.AA9]" office:value-type="float" office:value="0" calcext:value-type="float">
            <text:p>0</text:p>
          </table:table-cell>
          <table:table-cell table:formula="of:=[.X9]+[.AB9]" office:value-type="float" office:value="2" calcext:value-type="float">
            <text:p>2</text:p>
          </table:table-cell>
          <table:table-cell table:formula="of:=[.Y9]+[.AC9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L9:.AN9])" office:value-type="float" office:value="3" calcext:value-type="float">
            <text:p>3</text:p>
          </table:table-cell>
          <table:table-cell table:formula="of:=SUM([.AI9:.AK9])" office:value-type="float" office:value="0" calcext:value-type="float">
            <text:p>0</text:p>
          </table:table-cell>
          <table:table-cell table:formula="of:=[.AI9]+[.AL9]" office:value-type="float" office:value="2" calcext:value-type="float">
            <text:p>2</text:p>
          </table:table-cell>
          <table:table-cell table:formula="of:=[.AJ9]+[.AM9]" office:value-type="float" office:value="0" calcext:value-type="float">
            <text:p>0</text:p>
          </table:table-cell>
          <table:table-cell table:formula="of:=[.AK9]+[.AN9]" office:value-type="float" office:value="1" calcext:value-type="float">
            <text:p>1</text:p>
          </table:table-cell>
          <table:table-cell table:formula="of:=SUM([.AI9:.AN9])" office:value-type="float" office:value="3" calcext:value-type="float">
            <text:p>3</text:p>
          </table:table-cell>
          <table:table-cell table:formula="of:=[.AT9]-[.AE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Y9:.BA9])" office:value-type="float" office:value="2" calcext:value-type="float">
            <text:p>2</text:p>
          </table:table-cell>
          <table:table-cell table:formula="of:=SUM([.AV9:.AX9])" office:value-type="float" office:value="1" calcext:value-type="float">
            <text:p>1</text:p>
          </table:table-cell>
          <table:table-cell table:formula="of:=[.BB9]+[.BC9]" office:value-type="float" office:value="3" calcext:value-type="float">
            <text:p>3</text:p>
          </table:table-cell>
          <table:table-cell table:formula="of:=[.AV9]+[.AY9]" office:value-type="float" office:value="2" calcext:value-type="float">
            <text:p>2</text:p>
          </table:table-cell>
          <table:table-cell table:formula="of:=[.AW9]+[.AZ9]" office:value-type="float" office:value="1" calcext:value-type="float">
            <text:p>1</text:p>
          </table:table-cell>
          <table:table-cell table:formula="of:=[.AX9]+[.BA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A10]+[.D10]" office:value-type="float" office:value="19" calcext:value-type="float">
            <text:p>19</text:p>
          </table:table-cell>
          <table:table-cell table:formula="of:=[.B10]+[.E10]" office:value-type="float" office:value="15" calcext:value-type="float">
            <text:p>15</text:p>
          </table:table-cell>
          <table:table-cell table:formula="of:=[.C10]+[.F10]" office:value-type="float" office:value="47" calcext:value-type="float">
            <text:p>47</text:p>
          </table:table-cell>
          <table:table-cell table:formula="of:=SUM([.A10:.C10])" office:value-type="float" office:value="11" calcext:value-type="float">
            <text:p>11</text:p>
          </table:table-cell>
          <table:table-cell table:formula="of:=ROUND(([.J10]-[.J9])/[.J9]; 3)" office:value-type="float" office:value="-0.083" calcext:value-type="float">
            <text:p>-0.083</text:p>
          </table:table-cell>
          <table:table-cell table:formula="of:=SUM([.D10:.F10])" office:value-type="float" office:value="70" calcext:value-type="float">
            <text:p>70</text:p>
          </table:table-cell>
          <table:table-cell table:formula="of:=ROUND(([.L10]-[.L9])/[.L9]; 3)" office:value-type="float" office:value="-0.054" calcext:value-type="float">
            <text:p>-0.054</text:p>
          </table:table-cell>
          <table:table-cell table:formula="of:=ROUND([.J10]/[.R10]; 3)" office:value-type="float" office:value="0.136" calcext:value-type="float">
            <text:p>0.136</text:p>
          </table:table-cell>
          <table:table-cell table:formula="of:=ROUND([.A10]/([.A10]+[.D10]); 3)" office:value-type="float" office:value="0.158" calcext:value-type="float">
            <text:p>0.158</text:p>
          </table:table-cell>
          <table:table-cell table:formula="of:=ROUND([.B10]/([.B10]+[.E10]); 3)" office:value-type="float" office:value="0.2" calcext:value-type="float">
            <text:p>0.2</text:p>
          </table:table-cell>
          <table:table-cell table:formula="of:=ROUND([.C10]/([.C10]+[.F10]); 3)" office:value-type="float" office:value="0.106" calcext:value-type="float">
            <text:p>0.106</text:p>
          </table:table-cell>
          <table:table-cell table:formula="of:=SUM([.A10:.F10])" office:value-type="float" office:value="81" calcext:value-type="float">
            <text:p>81</text:p>
          </table:table-cell>
          <table:table-cell table:formula="of:=[.R10]-[.R9]" office:value-type="float" office:value="-5" calcext:value-type="float">
            <text:p>-5</text:p>
          </table:table-cell>
          <table:table-cell table:formula="of:=ROUND(([.R10]-[.R9])/[.R9]; 3)" office:value-type="float" office:value="-0.058" calcext:value-type="float">
            <text:p>-0.058</text:p>
          </table:table-cell>
          <table:table-cell table:formula="of:=ROUND(AVERAGE([.T9:.T10]);3)" office:value-type="float" office:value="-0.046" calcext:value-type="float">
            <text:p>-0.046</text:p>
          </table:table-cell>
          <table:table-cell table:formula="of:=ROUND(AVERAGE([.T8:.T10]);3)" office:value-type="float" office:value="-0.015" calcext:value-type="float">
            <text:p>-0.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W10:.Y1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A10:.AC10])" office:value-type="float" office:value="8" calcext:value-type="float">
            <text:p>8</text:p>
          </table:table-cell>
          <table:table-cell table:formula="of:=SUM([.W10:.AC10])" office:value-type="float" office:value="10" calcext:value-type="float">
            <text:p>10</text:p>
          </table:table-cell>
          <table:table-cell table:formula="of:=[.W10]+[.AA10]" office:value-type="float" office:value="4" calcext:value-type="float">
            <text:p>4</text:p>
          </table:table-cell>
          <table:table-cell table:formula="of:=[.X10]+[.AB10]" office:value-type="float" office:value="1" calcext:value-type="float">
            <text:p>1</text:p>
          </table:table-cell>
          <table:table-cell table:formula="of:=[.Y10]+[.AC10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L10:.AN10])" office:value-type="float" office:value="4" calcext:value-type="float">
            <text:p>4</text:p>
          </table:table-cell>
          <table:table-cell table:formula="of:=SUM([.AI10:.AK10])" office:value-type="float" office:value="0" calcext:value-type="float">
            <text:p>0</text:p>
          </table:table-cell>
          <table:table-cell table:formula="of:=[.AI10]+[.AL10]" office:value-type="float" office:value="2" calcext:value-type="float">
            <text:p>2</text:p>
          </table:table-cell>
          <table:table-cell table:formula="of:=[.AJ10]+[.AM10]" office:value-type="float" office:value="1" calcext:value-type="float">
            <text:p>1</text:p>
          </table:table-cell>
          <table:table-cell table:formula="of:=[.AK10]+[.AN10]" office:value-type="float" office:value="1" calcext:value-type="float">
            <text:p>1</text:p>
          </table:table-cell>
          <table:table-cell table:formula="of:=SUM([.AI10:.AN10])" office:value-type="float" office:value="4" calcext:value-type="float">
            <text:p>4</text:p>
          </table:table-cell>
          <table:table-cell table:formula="of:=[.AT10]-[.AE9]" office:value-type="float" office:value="-3" calcext:value-type="float">
            <text:p>-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Y10:.BA10])" office:value-type="float" office:value="2" calcext:value-type="float">
            <text:p>2</text:p>
          </table:table-cell>
          <table:table-cell table:formula="of:=SUM([.AV10:.AX10])" office:value-type="float" office:value="2" calcext:value-type="float">
            <text:p>2</text:p>
          </table:table-cell>
          <table:table-cell table:formula="of:=[.BB10]+[.BC10]" office:value-type="float" office:value="4" calcext:value-type="float">
            <text:p>4</text:p>
          </table:table-cell>
          <table:table-cell table:formula="of:=[.AV10]+[.AY10]" office:value-type="float" office:value="3" calcext:value-type="float">
            <text:p>3</text:p>
          </table:table-cell>
          <table:table-cell table:formula="of:=[.AW10]+[.AZ10]" office:value-type="float" office:value="1" calcext:value-type="float">
            <text:p>1</text:p>
          </table:table-cell>
          <table:table-cell table:formula="of:=[.AX10]+[.BA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A11]+[.D11]" office:value-type="float" office:value="18" calcext:value-type="float">
            <text:p>18</text:p>
          </table:table-cell>
          <table:table-cell table:formula="of:=[.B11]+[.E11]" office:value-type="float" office:value="17" calcext:value-type="float">
            <text:p>17</text:p>
          </table:table-cell>
          <table:table-cell table:formula="of:=[.C11]+[.F11]" office:value-type="float" office:value="48" calcext:value-type="float">
            <text:p>48</text:p>
          </table:table-cell>
          <table:table-cell table:formula="of:=SUM([.A11:.C11])" office:value-type="float" office:value="14" calcext:value-type="float">
            <text:p>14</text:p>
          </table:table-cell>
          <table:table-cell table:formula="of:=ROUND(([.J11]-[.J10])/[.J10]; 3)" office:value-type="float" office:value="0.273" calcext:value-type="float">
            <text:p>0.273</text:p>
          </table:table-cell>
          <table:table-cell table:formula="of:=SUM([.D11:.F11])" office:value-type="float" office:value="69" calcext:value-type="float">
            <text:p>69</text:p>
          </table:table-cell>
          <table:table-cell table:formula="of:=ROUND(([.L11]-[.L10])/[.L10]; 3)" office:value-type="float" office:value="-0.014" calcext:value-type="float">
            <text:p>-0.014</text:p>
          </table:table-cell>
          <table:table-cell table:formula="of:=ROUND([.J11]/[.R11]; 3)" office:value-type="float" office:value="0.169" calcext:value-type="float">
            <text:p>0.169</text:p>
          </table:table-cell>
          <table:table-cell table:formula="of:=ROUND([.A11]/([.A11]+[.D11]); 3)" office:value-type="float" office:value="0.278" calcext:value-type="float">
            <text:p>0.278</text:p>
          </table:table-cell>
          <table:table-cell table:formula="of:=ROUND([.B11]/([.B11]+[.E11]); 3)" office:value-type="float" office:value="0.235" calcext:value-type="float">
            <text:p>0.235</text:p>
          </table:table-cell>
          <table:table-cell table:formula="of:=ROUND([.C11]/([.C11]+[.F11]); 3)" office:value-type="float" office:value="0.104" calcext:value-type="float">
            <text:p>0.104</text:p>
          </table:table-cell>
          <table:table-cell table:formula="of:=SUM([.A11:.F11])" office:value-type="float" office:value="83" calcext:value-type="float">
            <text:p>83</text:p>
          </table:table-cell>
          <table:table-cell table:formula="of:=[.R11]-[.R10]" office:value-type="float" office:value="2" calcext:value-type="float">
            <text:p>2</text:p>
          </table:table-cell>
          <table:table-cell table:formula="of:=ROUND(([.R11]-[.R10])/[.R10]; 3)" office:value-type="float" office:value="0.025" calcext:value-type="float">
            <text:p>0.025</text:p>
          </table:table-cell>
          <table:table-cell table:formula="of:=ROUND(AVERAGE([.T10:.T11]);3)" office:value-type="float" office:value="-0.017" calcext:value-type="float">
            <text:p>-0.017</text:p>
          </table:table-cell>
          <table:table-cell table:formula="of:=ROUND(AVERAGE([.T9:.T11]);3)" office:value-type="float" office:value="-0.022" calcext:value-type="float">
            <text:p>-0.0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W11:.Y1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AA11:.AC11])" office:value-type="float" office:value="5" calcext:value-type="float">
            <text:p>5</text:p>
          </table:table-cell>
          <table:table-cell table:formula="of:=SUM([.W11:.AC11])" office:value-type="float" office:value="5" calcext:value-type="float">
            <text:p>5</text:p>
          </table:table-cell>
          <table:table-cell table:formula="of:=[.W11]+[.AA11]" office:value-type="float" office:value="3" calcext:value-type="float">
            <text:p>3</text:p>
          </table:table-cell>
          <table:table-cell table:formula="of:=[.X11]+[.AB11]" office:value-type="float" office:value="0" calcext:value-type="float">
            <text:p>0</text:p>
          </table:table-cell>
          <table:table-cell table:formula="of:=[.Y11]+[.AC1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L11:.AN11])" office:value-type="float" office:value="4" calcext:value-type="float">
            <text:p>4</text:p>
          </table:table-cell>
          <table:table-cell table:formula="of:=SUM([.AI11:.AK11])" office:value-type="float" office:value="3" calcext:value-type="float">
            <text:p>3</text:p>
          </table:table-cell>
          <table:table-cell table:formula="of:=[.AI11]+[.AL11]" office:value-type="float" office:value="4" calcext:value-type="float">
            <text:p>4</text:p>
          </table:table-cell>
          <table:table-cell table:formula="of:=[.AJ11]+[.AM11]" office:value-type="float" office:value="2" calcext:value-type="float">
            <text:p>2</text:p>
          </table:table-cell>
          <table:table-cell table:formula="of:=[.AK11]+[.AN11]" office:value-type="float" office:value="1" calcext:value-type="float">
            <text:p>1</text:p>
          </table:table-cell>
          <table:table-cell table:formula="of:=SUM([.AI11:.AN11])" office:value-type="float" office:value="7" calcext:value-type="float">
            <text:p>7</text:p>
          </table:table-cell>
          <table:table-cell table:formula="of:=[.AT11]-[.AE10]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Y11:.BA11])" office:value-type="float" office:value="4" calcext:value-type="float">
            <text:p>4</text:p>
          </table:table-cell>
          <table:table-cell table:formula="of:=SUM([.AV11:.AX11])" office:value-type="float" office:value="1" calcext:value-type="float">
            <text:p>1</text:p>
          </table:table-cell>
          <table:table-cell table:formula="of:=[.BB11]+[.BC11]" office:value-type="float" office:value="5" calcext:value-type="float">
            <text:p>5</text:p>
          </table:table-cell>
          <table:table-cell table:formula="of:=[.AV11]+[.AY11]" office:value-type="float" office:value="3" calcext:value-type="float">
            <text:p>3</text:p>
          </table:table-cell>
          <table:table-cell table:formula="of:=[.AW11]+[.AZ11]" office:value-type="float" office:value="2" calcext:value-type="float">
            <text:p>2</text:p>
          </table:table-cell>
          <table:table-cell table:formula="of:=[.AX11]+[.BA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+[.D12]" office:value-type="float" office:value="19" calcext:value-type="float">
            <text:p>19</text:p>
          </table:table-cell>
          <table:table-cell table:formula="of:=[.B12]+[.E12]" office:value-type="float" office:value="14" calcext:value-type="float">
            <text:p>14</text:p>
          </table:table-cell>
          <table:table-cell table:formula="of:=[.C12]+[.F12]" office:value-type="float" office:value="48" calcext:value-type="float">
            <text:p>48</text:p>
          </table:table-cell>
          <table:table-cell table:formula="of:=SUM([.A12:.C12])" office:value-type="float" office:value="14" calcext:value-type="float">
            <text:p>14</text:p>
          </table:table-cell>
          <table:table-cell table:formula="of:=ROUND(([.J12]-[.J11])/[.J11]; 3)" office:value-type="float" office:value="0" calcext:value-type="float">
            <text:p>0</text:p>
          </table:table-cell>
          <table:table-cell table:formula="of:=SUM([.D12:.F12])" office:value-type="float" office:value="67" calcext:value-type="float">
            <text:p>67</text:p>
          </table:table-cell>
          <table:table-cell table:formula="of:=ROUND(([.L12]-[.L11])/[.L11]; 3)" office:value-type="float" office:value="-0.029" calcext:value-type="float">
            <text:p>-0.029</text:p>
          </table:table-cell>
          <table:table-cell table:formula="of:=ROUND([.J12]/[.R12]; 3)" office:value-type="float" office:value="0.173" calcext:value-type="float">
            <text:p>0.173</text:p>
          </table:table-cell>
          <table:table-cell table:formula="of:=ROUND([.A12]/([.A12]+[.D12]); 3)" office:value-type="float" office:value="0.263" calcext:value-type="float">
            <text:p>0.263</text:p>
          </table:table-cell>
          <table:table-cell table:formula="of:=ROUND([.B12]/([.B12]+[.E12]); 3)" office:value-type="float" office:value="0.286" calcext:value-type="float">
            <text:p>0.286</text:p>
          </table:table-cell>
          <table:table-cell table:formula="of:=ROUND([.C12]/([.C12]+[.F12]); 3)" office:value-type="float" office:value="0.104" calcext:value-type="float">
            <text:p>0.104</text:p>
          </table:table-cell>
          <table:table-cell table:formula="of:=SUM([.A12:.F12])" office:value-type="float" office:value="81" calcext:value-type="float">
            <text:p>81</text:p>
          </table:table-cell>
          <table:table-cell table:formula="of:=[.R12]-[.R11]" office:value-type="float" office:value="-2" calcext:value-type="float">
            <text:p>-2</text:p>
          </table:table-cell>
          <table:table-cell table:formula="of:=ROUND(([.R12]-[.R11])/[.R11]; 3)" office:value-type="float" office:value="-0.024" calcext:value-type="float">
            <text:p>-0.024</text:p>
          </table:table-cell>
          <table:table-cell table:formula="of:=ROUND(AVERAGE([.T11:.T12]);3)" office:value-type="float" office:value="0.001" calcext:value-type="float">
            <text:p>0.001</text:p>
          </table:table-cell>
          <table:table-cell table:formula="of:=ROUND(AVERAGE([.T10:.T12]);3)" office:value-type="float" office:value="-0.019" calcext:value-type="float">
            <text:p>-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W12:.Y12])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AA12:.AC12])" office:value-type="float" office:value="6" calcext:value-type="float">
            <text:p>6</text:p>
          </table:table-cell>
          <table:table-cell table:formula="of:=SUM([.W12:.AC12])" office:value-type="float" office:value="8" calcext:value-type="float">
            <text:p>8</text:p>
          </table:table-cell>
          <table:table-cell table:formula="of:=[.W12]+[.AA12]" office:value-type="float" office:value="2" calcext:value-type="float">
            <text:p>2</text:p>
          </table:table-cell>
          <table:table-cell table:formula="of:=[.X12]+[.AB12]" office:value-type="float" office:value="2" calcext:value-type="float">
            <text:p>2</text:p>
          </table:table-cell>
          <table:table-cell table:formula="of:=[.Y12]+[.AC1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L12:.AN12])" office:value-type="float" office:value="4" calcext:value-type="float">
            <text:p>4</text:p>
          </table:table-cell>
          <table:table-cell table:formula="of:=SUM([.AI12:.AK12])" office:value-type="float" office:value="1" calcext:value-type="float">
            <text:p>1</text:p>
          </table:table-cell>
          <table:table-cell table:formula="of:=[.AI12]+[.AL12]" office:value-type="float" office:value="5" calcext:value-type="float">
            <text:p>5</text:p>
          </table:table-cell>
          <table:table-cell table:formula="of:=[.AJ12]+[.AM12]" office:value-type="float" office:value="0" calcext:value-type="float">
            <text:p>0</text:p>
          </table:table-cell>
          <table:table-cell table:formula="of:=[.AK12]+[.AN12]" office:value-type="float" office:value="0" calcext:value-type="float">
            <text:p>0</text:p>
          </table:table-cell>
          <table:table-cell table:formula="of:=SUM([.AI12:.AN12])" office:value-type="float" office:value="5" calcext:value-type="float">
            <text:p>5</text:p>
          </table:table-cell>
          <table:table-cell table:formula="of:=[.AT12]-[.AE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Y12:.BA12])" office:value-type="float" office:value="3" calcext:value-type="float">
            <text:p>3</text:p>
          </table:table-cell>
          <table:table-cell table:formula="of:=SUM([.AV12:.AX12])" office:value-type="float" office:value="2" calcext:value-type="float">
            <text:p>2</text:p>
          </table:table-cell>
          <table:table-cell table:formula="of:=[.BB12]+[.BC12]" office:value-type="float" office:value="5" calcext:value-type="float">
            <text:p>5</text:p>
          </table:table-cell>
          <table:table-cell table:formula="of:=[.AV12]+[.AY12]" office:value-type="float" office:value="2" calcext:value-type="float">
            <text:p>2</text:p>
          </table:table-cell>
          <table:table-cell table:formula="of:=[.AW12]+[.AZ12]" office:value-type="float" office:value="3" calcext:value-type="float">
            <text:p>3</text:p>
          </table:table-cell>
          <table:table-cell table:formula="of:=[.AX12]+[.BA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A13]+[.D13]" office:value-type="float" office:value="21" calcext:value-type="float">
            <text:p>21</text:p>
          </table:table-cell>
          <table:table-cell table:formula="of:=[.B13]+[.E13]" office:value-type="float" office:value="16" calcext:value-type="float">
            <text:p>16</text:p>
          </table:table-cell>
          <table:table-cell table:formula="of:=[.C13]+[.F13]" office:value-type="float" office:value="45" calcext:value-type="float">
            <text:p>45</text:p>
          </table:table-cell>
          <table:table-cell table:formula="of:=SUM([.A13:.C13])" office:value-type="float" office:value="18" calcext:value-type="float">
            <text:p>18</text:p>
          </table:table-cell>
          <table:table-cell table:formula="of:=ROUND(([.J13]-[.J12])/[.J12]; 3)" office:value-type="float" office:value="0.286" calcext:value-type="float">
            <text:p>0.286</text:p>
          </table:table-cell>
          <table:table-cell table:formula="of:=SUM([.D13:.F13])" office:value-type="float" office:value="64" calcext:value-type="float">
            <text:p>64</text:p>
          </table:table-cell>
          <table:table-cell table:formula="of:=ROUND(([.L13]-[.L12])/[.L12]; 3)" office:value-type="float" office:value="-0.045" calcext:value-type="float">
            <text:p>-0.045</text:p>
          </table:table-cell>
          <table:table-cell table:formula="of:=ROUND([.J13]/[.R13]; 3)" office:value-type="float" office:value="0.22" calcext:value-type="float">
            <text:p>0.22</text:p>
          </table:table-cell>
          <table:table-cell table:formula="of:=ROUND([.A13]/([.A13]+[.D13]); 3)" office:value-type="float" office:value="0.333" calcext:value-type="float">
            <text:p>0.333</text:p>
          </table:table-cell>
          <table:table-cell table:formula="of:=ROUND([.B13]/([.B13]+[.E13]); 3)" office:value-type="float" office:value="0.375" calcext:value-type="float">
            <text:p>0.375</text:p>
          </table:table-cell>
          <table:table-cell table:formula="of:=ROUND([.C13]/([.C13]+[.F13]); 3)" office:value-type="float" office:value="0.111" calcext:value-type="float">
            <text:p>0.111</text:p>
          </table:table-cell>
          <table:table-cell table:formula="of:=SUM([.A13:.F13])" office:value-type="float" office:value="82" calcext:value-type="float">
            <text:p>82</text:p>
          </table:table-cell>
          <table:table-cell table:formula="of:=[.R13]-[.R12]" office:value-type="float" office:value="1" calcext:value-type="float">
            <text:p>1</text:p>
          </table:table-cell>
          <table:table-cell table:formula="of:=ROUND(([.R13]-[.R12])/[.R12]; 3)" office:value-type="float" office:value="0.012" calcext:value-type="float">
            <text:p>0.012</text:p>
          </table:table-cell>
          <table:table-cell table:formula="of:=ROUND(AVERAGE([.T12:.T13]);3)" office:value-type="float" office:value="-0.006" calcext:value-type="float">
            <text:p>-0.006</text:p>
          </table:table-cell>
          <table:table-cell table:formula="of:=ROUND(AVERAGE([.T11:.T13]);3)"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W13:.Y1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A13:.AC13])" office:value-type="float" office:value="7" calcext:value-type="float">
            <text:p>7</text:p>
          </table:table-cell>
          <table:table-cell table:formula="of:=SUM([.W13:.AC13])" office:value-type="float" office:value="7" calcext:value-type="float">
            <text:p>7</text:p>
          </table:table-cell>
          <table:table-cell table:formula="of:=[.W13]+[.AA13]" office:value-type="float" office:value="2" calcext:value-type="float">
            <text:p>2</text:p>
          </table:table-cell>
          <table:table-cell table:formula="of:=[.X13]+[.AB13]" office:value-type="float" office:value="1" calcext:value-type="float">
            <text:p>1</text:p>
          </table:table-cell>
          <table:table-cell table:formula="of:=[.Y13]+[.AC13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L13:.AN13])" office:value-type="float" office:value="4" calcext:value-type="float">
            <text:p>4</text:p>
          </table:table-cell>
          <table:table-cell table:formula="of:=SUM([.AI13:.AK13])" office:value-type="float" office:value="4" calcext:value-type="float">
            <text:p>4</text:p>
          </table:table-cell>
          <table:table-cell table:formula="of:=[.AI13]+[.AL13]" office:value-type="float" office:value="5" calcext:value-type="float">
            <text:p>5</text:p>
          </table:table-cell>
          <table:table-cell table:formula="of:=[.AJ13]+[.AM13]" office:value-type="float" office:value="3" calcext:value-type="float">
            <text:p>3</text:p>
          </table:table-cell>
          <table:table-cell table:formula="of:=[.AK13]+[.AN13]" office:value-type="float" office:value="0" calcext:value-type="float">
            <text:p>0</text:p>
          </table:table-cell>
          <table:table-cell table:formula="of:=SUM([.AI13:.AN13])" office:value-type="float" office:value="8" calcext:value-type="float">
            <text:p>8</text:p>
          </table:table-cell>
          <table:table-cell table:formula="of:=[.AT13]-[.AE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AY13:.BA13])" office:value-type="float" office:value="0" calcext:value-type="float">
            <text:p>0</text:p>
          </table:table-cell>
          <table:table-cell table:formula="of:=SUM([.AV13:.AX13])" office:value-type="float" office:value="1" calcext:value-type="float">
            <text:p>1</text:p>
          </table:table-cell>
          <table:table-cell table:formula="of:=[.BB13]+[.BC13]" office:value-type="float" office:value="1" calcext:value-type="float">
            <text:p>1</text:p>
          </table:table-cell>
          <table:table-cell table:formula="of:=[.AV13]+[.AY13]" office:value-type="float" office:value="1" calcext:value-type="float">
            <text:p>1</text:p>
          </table:table-cell>
          <table:table-cell table:formula="of:=[.AW13]+[.AZ13]" office:value-type="float" office:value="0" calcext:value-type="float">
            <text:p>0</text:p>
          </table:table-cell>
          <table:table-cell table:formula="of:=[.AX13]+[.BA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[.A14]+[.D14]" office:value-type="float" office:value="25" calcext:value-type="float">
            <text:p>25</text:p>
          </table:table-cell>
          <table:table-cell table:formula="of:=[.B14]+[.E14]" office:value-type="float" office:value="21" calcext:value-type="float">
            <text:p>21</text:p>
          </table:table-cell>
          <table:table-cell table:formula="of:=[.C14]+[.F14]" office:value-type="float" office:value="43" calcext:value-type="float">
            <text:p>43</text:p>
          </table:table-cell>
          <table:table-cell table:formula="of:=SUM([.A14:.C14])" office:value-type="float" office:value="19" calcext:value-type="float">
            <text:p>19</text:p>
          </table:table-cell>
          <table:table-cell table:formula="of:=ROUND(([.J14]-[.J13])/[.J13]; 3)" office:value-type="float" office:value="0.056" calcext:value-type="float">
            <text:p>0.056</text:p>
          </table:table-cell>
          <table:table-cell table:formula="of:=SUM([.D14:.F14])" office:value-type="float" office:value="70" calcext:value-type="float">
            <text:p>70</text:p>
          </table:table-cell>
          <table:table-cell table:formula="of:=ROUND(([.L14]-[.L13])/[.L13]; 3)" office:value-type="float" office:value="0.094" calcext:value-type="float">
            <text:p>0.094</text:p>
          </table:table-cell>
          <table:table-cell table:formula="of:=ROUND([.J14]/[.R14]; 3)" office:value-type="float" office:value="0.213" calcext:value-type="float">
            <text:p>0.213</text:p>
          </table:table-cell>
          <table:table-cell table:formula="of:=ROUND([.A14]/([.A14]+[.D14]); 3)" office:value-type="float" office:value="0.32" calcext:value-type="float">
            <text:p>0.32</text:p>
          </table:table-cell>
          <table:table-cell table:formula="of:=ROUND([.B14]/([.B14]+[.E14]); 3)" office:value-type="float" office:value="0.286" calcext:value-type="float">
            <text:p>0.286</text:p>
          </table:table-cell>
          <table:table-cell table:formula="of:=ROUND([.C14]/([.C14]+[.F14]); 3)" office:value-type="float" office:value="0.116" calcext:value-type="float">
            <text:p>0.116</text:p>
          </table:table-cell>
          <table:table-cell table:formula="of:=SUM([.A14:.F14])" office:value-type="float" office:value="89" calcext:value-type="float">
            <text:p>89</text:p>
          </table:table-cell>
          <table:table-cell table:formula="of:=[.R14]-[.R13]" office:value-type="float" office:value="7" calcext:value-type="float">
            <text:p>7</text:p>
          </table:table-cell>
          <table:table-cell table:formula="of:=ROUND(([.R14]-[.R13])/[.R13]; 3)" office:value-type="float" office:value="0.085" calcext:value-type="float">
            <text:p>0.085</text:p>
          </table:table-cell>
          <table:table-cell table:formula="of:=ROUND(AVERAGE([.T13:.T14]);3)" office:value-type="float" office:value="0.049" calcext:value-type="float">
            <text:p>0.049</text:p>
          </table:table-cell>
          <table:table-cell table:formula="of:=ROUND(AVERAGE([.T12:.T14]);3)" office:value-type="float" office:value="0.024" calcext:value-type="float">
            <text:p>0.0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W14:.Y14]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A14:.AC14])" office:value-type="float" office:value="1" calcext:value-type="float">
            <text:p>1</text:p>
          </table:table-cell>
          <table:table-cell table:formula="of:=SUM([.W14:.AC14])" office:value-type="float" office:value="5" calcext:value-type="float">
            <text:p>5</text:p>
          </table:table-cell>
          <table:table-cell table:formula="of:=[.W14]+[.AA14]" office:value-type="float" office:value="2" calcext:value-type="float">
            <text:p>2</text:p>
          </table:table-cell>
          <table:table-cell table:formula="of:=[.X14]+[.AB14]" office:value-type="float" office:value="0" calcext:value-type="float">
            <text:p>0</text:p>
          </table:table-cell>
          <table:table-cell table:formula="of:=[.Y14]+[.AC1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L14:.AN14])" office:value-type="float" office:value="7" calcext:value-type="float">
            <text:p>7</text:p>
          </table:table-cell>
          <table:table-cell table:formula="of:=SUM([.AI14:.AK14])" office:value-type="float" office:value="3" calcext:value-type="float">
            <text:p>3</text:p>
          </table:table-cell>
          <table:table-cell table:formula="of:=[.AI14]+[.AL14]" office:value-type="float" office:value="8" calcext:value-type="float">
            <text:p>8</text:p>
          </table:table-cell>
          <table:table-cell table:formula="of:=[.AJ14]+[.AM14]" office:value-type="float" office:value="2" calcext:value-type="float">
            <text:p>2</text:p>
          </table:table-cell>
          <table:table-cell table:formula="of:=[.AK14]+[.AN14]" office:value-type="float" office:value="0" calcext:value-type="float">
            <text:p>0</text:p>
          </table:table-cell>
          <table:table-cell table:formula="of:=SUM([.AI14:.AN14])" office:value-type="float" office:value="10" calcext:value-type="float">
            <text:p>10</text:p>
          </table:table-cell>
          <table:table-cell table:formula="of:=[.AT14]-[.AE1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Y14:.BA14])" office:value-type="float" office:value="2" calcext:value-type="float">
            <text:p>2</text:p>
          </table:table-cell>
          <table:table-cell table:formula="of:=SUM([.AV14:.AX14])" office:value-type="float" office:value="0" calcext:value-type="float">
            <text:p>0</text:p>
          </table:table-cell>
          <table:table-cell table:formula="of:=[.BB14]+[.BC14]" office:value-type="float" office:value="2" calcext:value-type="float">
            <text:p>2</text:p>
          </table:table-cell>
          <table:table-cell table:formula="of:=[.AV14]+[.AY14]" office:value-type="float" office:value="2" calcext:value-type="float">
            <text:p>2</text:p>
          </table:table-cell>
          <table:table-cell table:formula="of:=[.AW14]+[.AZ14]" office:value-type="float" office:value="0" calcext:value-type="float">
            <text:p>0</text:p>
          </table:table-cell>
          <table:table-cell table:formula="of:=[.AX14]+[.BA1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/00/0000</text:date>, <text:time style:data-style-name="N2" text:time-value="13:21:11.883029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6T14:44:21.422434902</dc:date>
    <meta:editing-duration>P1DT7H28M6S</meta:editing-duration>
    <meta:editing-cycles>29</meta:editing-cycles>
    <meta:generator>LibreOffice/5.1.6.2$Linux_X86_64 LibreOffice_project/10m0$Build-2</meta:generator>
    <meta:document-statistic meta:table-count="1" meta:cell-count="826" meta:object-count="0"/>
  </office:meta>
</office:document-meta>
</file>